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lain_20_Text">
      <style:text-properties style:font-name="Courier New" style:font-name-complex="Courier New1"/>
    </style:style>
    <style:style style:name="P2" style:family="paragraph" style:parent-style-name="Plain_20_Text">
      <style:paragraph-properties fo:text-align="justify" style:justify-single-word="false"/>
      <style:text-properties style:font-name="Courier New" style:font-name-complex="Courier New1"/>
    </style:style>
    <style:style style:name="P3" style:family="paragraph" style:parent-style-name="Plain_20_Text">
      <style:text-properties style:font-name="Courier New" fo:font-weight="bold" style:font-weight-asian="bold" style:font-name-complex="Courier New1"/>
    </style:style>
    <style:style style:name="P4" style:family="paragraph" style:parent-style-name="Plain_20_Text">
      <style:paragraph-properties fo:text-align="justify" style:justify-single-word="false"/>
      <style:text-properties style:font-name="Courier New" fo:font-weight="bold" style:font-weight-asian="bold" style:font-name-complex="Courier New1"/>
    </style:style>
    <style:style style:name="P5" style:family="paragraph" style:parent-style-name="Plain_20_Text">
      <style:paragraph-properties fo:text-align="justify" style:justify-single-word="false"/>
    </style:style>
    <style:style style:name="P6" style:family="paragraph" style:parent-style-name="Plain_20_Text">
      <style:text-properties fo:color="#c9211e" loext:opacity="100%"/>
    </style:style>
    <style:style style:name="P7" style:family="paragraph" style:parent-style-name="Plain_20_Text">
      <style:text-properties style:font-name="Courier New" style:font-name-complex="Courier New1"/>
    </style:style>
    <style:style style:name="P8" style:family="paragraph" style:parent-style-name="Plain_20_Text">
      <style:text-properties style:font-name="Courier New" officeooo:rsid="000697a7" officeooo:paragraph-rsid="000697a7" style:font-name-complex="Courier New1"/>
    </style:style>
    <style:style style:name="P9" style:family="paragraph" style:parent-style-name="Plain_20_Text">
      <style:text-properties style:font-name="Courier New" fo:font-weight="bold" style:font-weight-asian="bold" style:font-name-complex="Courier New1"/>
    </style:style>
    <style:style style:name="P10" style:family="paragraph" style:parent-style-name="Plain_20_Text">
      <style:paragraph-properties fo:text-align="justify" style:justify-single-word="false"/>
      <style:text-properties style:font-name="Courier New" fo:font-weight="bold" style:font-weight-asian="bold" style:font-name-complex="Courier New1"/>
    </style:style>
    <style:style style:name="T1" style:family="text">
      <style:text-properties style:font-name="Courier New" style:font-name-complex="Courier New1"/>
    </style:style>
    <style:style style:name="T2" style:family="text">
      <style:text-properties style:font-name="Courier New" officeooo:rsid="00048fef" style:font-name-complex="Courier New1"/>
    </style:style>
    <style:style style:name="T3" style:family="text">
      <style:text-properties style:font-name="Courier New" officeooo:rsid="0004980f" style:font-name-complex="Courier New1"/>
    </style:style>
    <style:style style:name="T4" style:family="text">
      <style:text-properties style:font-name="Courier New" fo:font-weight="bold" style:font-weight-asian="bold" style:font-name-complex="Courier New1"/>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wnload hive tar</text:p>
      <text:p text:style-name="P1"><text:s/>Unzip tar, rename</text:p>
      <text:p text:style-name="P1">Edit bashrc- add export HIVE_HOME=/home/stud/Downloads/hive</text:p>
      <text:p text:style-name="P1">start hadoop services</text:p>
      <text:p text:style-name="P1">go to hadoop/bin and make 2 dir</text:p>
      <text:p text:style-name="P1">hdfs dfs -mkdir -p /user/hive/warehouse</text:p>
      <text:p text:style-name="P1"><text:s/>hdfs dfs -mkdir -p /tmp/hive</text:p>
      <text:p text:style-name="P1"><text:s/>hdfs dfs -chmod 777 /tmp</text:p>
      <text:p text:style-name="P1"><text:s/>hdfs dfs -chmod 777 /user/hive/warehouse</text:p>
      <text:p text:style-name="P1">hdfs dfs -chmod 777 /tmp/hive</text:p>
      <text:p text:style-name="P1">go to hive/bin</text:p>
      <text:p text:style-name="P1">cd..(come out from hadoop bin)</text:p>
      <text:p text:style-name="P1">cd..(come out from hadoop)</text:p>
      <text:p text:style-name="Plain_20_Text"><text:span text:style-name="T1">cd hive/bin</text:span><text:span text:style-name="T3">create </text:span></text:p>
      <text:p text:style-name="P1">ls</text:p>
      <text:p text:style-name="Plain_20_Text"><text:span text:style-name="T1">./schematool -initSchema -dbtype derby </text:span><text:span text:style-name="T2">(if this command does not work use below command)</text:span></text:p>
      <text:p text:style-name="P6"><text:span text:style-name="T2">(</text:span><text:span text:style-name="T1">$HIVE_HOME/bin/schematool -dbType derby -initSchema</text:span><text:span text:style-name="T2">)</text:span></text:p>
      <text:p text:style-name="P1"><text:bookmark text:name="_GoBack"/></text:p>
      <text:p text:style-name="P1"/>
      <text:p text:style-name="Plain_20_Text"><text:span text:style-name="T1"><text:tab/><text:tab/></text:span><text:span text:style-name="T4">output-</text:span></text:p>
      <text:p text:style-name="P3"><text:tab/><text:tab/>Metastore connection URL:<text:tab/> jdbc:derby:;databaseName=metastore_db;create=true</text:p>
      <text:p text:style-name="P3"><text:tab/><text:tab/>Metastore Connection Driver :<text:tab/> org.apache.derby.jdbc.EmbeddedDriver</text:p>
      <text:p text:style-name="P3"><text:tab/><text:tab/>Metastore connection User:<text:tab/> APP</text:p>
      <text:p text:style-name="P3"><text:tab/><text:tab/>Starting metastore schema initialization to 1.2.0</text:p>
      <text:p text:style-name="P3"><text:tab/><text:tab/>Initialization script hive-schema-1.2.0.derby.sql</text:p>
      <text:p text:style-name="P3"><text:tab/><text:tab/>Initialization script completed</text:p>
      <text:p text:style-name="P3"><text:tab/><text:tab/>schemaTool completed</text:p>
      <text:p text:style-name="P1"/>
      <text:p text:style-name="P8">sudo hdp123</text:p>
      <text:p text:style-name="P8">cd $HIVE_HOME</text:p>
      <text:p text:style-name="P8">cd bin</text:p>
      <text:p text:style-name="P1">./hive</text:p>
      <text:p text:style-name="P8"/>
      <text:p text:style-name="P8">sudo mv hiveResources/* <text:span text:style-name="T6">/home/hdp123</text:span></text:p>
      <text:p text:style-name="P1"/>
      <text:p text:style-name="P4">1.show databases;</text:p>
      <text:p text:style-name="P4">2.create database d1;</text:p>
      <text:p text:style-name="P4"/>
      <text:p text:style-name="P5"><text:span text:style-name="T1"><text:s/></text:span><text:span text:style-name="T4">3.create table emp(ename string,esal int) row format delimited fields terminated by '_'stored as textfile;</text:span></text:p>
      <text:p text:style-name="P4"/>
      <text:p text:style-name="P4">4.load data local inpath '/home/stud/Desktop/sample.txt' into table emp1;</text:p>
      <text:p text:style-name="P2"/>
      <text:p text:style-name="P2"/>
      <text:p text:style-name="P4">5.create table flight(Year int, Month int, DayofMonth int, DayOfWeek int, DepTime <text:s/>int, CRSDepTime int, ArrTime int, CRSArrTime int, UniqueCarrier string, FlightNum int, TailNum string, ActualElapsedTime int, CRSElapsedTime int, AirTime int, ArrDelay int, DepDelay int, Origin string, Dest string, Distance int, TaxiIn int, TaxiOut int, Cancelled int, CancellationCode string, Diverted string, CarrierDelay int, <text:soft-page-break/>WeatherDelay int, NASDelay int, <text:s/>SecurityDelay int, LateAircraftDelay int) row format delimited fields terminated by ',';</text:p>
      <text:p text:style-name="P2"/>
      <text:p text:style-name="P4">6.load data local inpath '/home/stud/Downloads/flight_data.csv' into table flight;</text:p>
      <text:p text:style-name="P1"/>
      <text:p text:style-name="P1"/>
      <text:p text:style-name="P1">####for External Table:</text:p>
      <text:p text:style-name="P1"/>
      <text:p text:style-name="Plain_20_Text"><text:span text:style-name="T4">7.</text:span><text:span text:style-name="T1">Open another terminal and execute following commands to <text:s/>copy csv file to hdfs</text:span></text:p>
      <text:p text:style-name="P3"/>
      <text:p text:style-name="P3"><text:s/>hdfs dfs -mkdir /user/hive/flight</text:p>
      <text:p text:style-name="P3"><text:s/>hdfs dfs -put /home/stud/Downloads/flight_ext.csv /user/hive/flight</text:p>
      <text:p text:style-name="P3">hdfs dfs -ls /user/hive/flight</text:p>
      <text:p text:style-name="P3"/>
      <text:p text:style-name="P1"/>
      <text:p text:style-name="P1">8.Go to hive terminal and create external table by specifying path:</text:p>
      <text:p text:style-name="P1"/>
      <text:p text:style-name="Plain_20_Text"><text:span text:style-name="T1"><text:s/></text:span><text:span text:style-name="T4">create external table flight_ext(Year int, Month int, DayofMonth int, DayOfWeek int, DepTime <text:s/>int, CRSDepTime int, ArrTime int, CRSArrTime int, UniqueCarrier string, FlightNum int, TailNum string, ActualElapsedTime int, CRSElapsedTime int, AirTime int, ArrDelay int, DepDelay int, Origin string, Dest string, Distance int, TaxiIn int, TaxiOut int, Cancelled int, CancellationCode string, Diverted string, CarrierDelay int, WeatherDelay int, NASDelay int, <text:s/>SecurityDelay int, LateAircraftDelay int) row format delimited fields terminated by ',' location '/user/hive/flight';</text:span></text:p>
      <text:p text:style-name="P1"/>
      <text:p text:style-name="P1">***Command to find the details of table in hive:</text:p>
      <text:p text:style-name="P1"/>
      <text:p text:style-name="P3">describe formatted table_name;</text:p>
      <text:p text:style-name="P1"/>
      <text:p text:style-name="P1">Count the number of rows in table:</text:p>
      <text:p text:style-name="P1"/>
      <text:p text:style-name="P3">select count(*) from flight_ext;</text:p>
      <text:p text:style-name="P1"/>
      <text:p text:style-name="P1">****Join tables:</text:p>
      <text:p text:style-name="P1"/>
      <text:p text:style-name="P3">create table flight_fare( FlightNum int, <text:s/>Fare int) row format delimited fields terminated by ',';</text:p>
      <text:p text:style-name="P1"/>
      <text:p text:style-name="P3">load data local inpath '/home/stud/Downloads/flight_fare.csv' into table flight_fare;</text:p>
      <text:p text:style-name="P1"/>
      <text:p text:style-name="P3">select flight.Origin, flight.Dest, flight_fare.fare from flight join flight_fare on flight.FlightNum=flight_fare.FlightNum;</text:p>
      <text:p text:style-name="P1"/>
      <text:p text:style-name="P1"/>
      <text:p text:style-name="Plain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lain_20_Text" style:display-name="Plain Text" style:family="paragraph" style:parent-style-name="Standard" loext:linked-style-name="Plain_20_Text_20_Char">
      <style:paragraph-properties fo:margin-top="0cm" fo:margin-bottom="0cm" style:contextual-spacing="false" fo:line-height="100%"/>
      <style:text-properties style:font-name="Consolas" fo:font-family="Consolas" style:font-family-generic="roman" style:font-pitch="variable" fo:font-size="10.5pt" style:font-size-asian="10.5pt" style:font-size-complex="10.5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0.5pt" style:font-size-asian="10.5pt" style:font-size-complex="10.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648cm" fo:margin-right="2.64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meta:initial-creator>
    <meta:editing-cycles>6</meta:editing-cycles>
    <meta:creation-date>2022-05-02T05:58:00</meta:creation-date>
    <dc:date>2023-05-26T02:38:36.189315210</dc:date>
    <meta:editing-duration>PT56M24S</meta:editing-duration>
    <meta:generator>LibreOffice/7.3.7.2$Linux_X86_64 LibreOffice_project/30$Build-2</meta:generator>
    <meta:document-statistic meta:table-count="0" meta:image-count="0" meta:object-count="0" meta:page-count="2" meta:paragraph-count="51" meta:word-count="386" meta:character-count="3133" meta:non-whitespace-character-count="2764"/>
    <meta:user-defined meta:name="AppVersion">14.0000</meta:user-defined>
    <meta:template xlink:type="simple" xlink:actuate="onRequest" xlink:title="Normal" xlink:href=""/>
  </office:meta>
</office:document-meta>
</file>